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HttpMessageConverter.readInternal( Class &lt; ? extends byte [ ]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HttpMessageConverter.writeInternal( byte [ ] bytes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HttpMessageConverter.getContentLength( byte [ ] bytes , @ Nullable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HttpMessageConverter.ByteArray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